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503cm" fo:background-color="transparent">
        <style:background-image/>
      </style:paragraph-properties>
      <style:text-properties fo:color="#d4d4d4" style:font-name="Consolas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d4d4d4"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style:line-height-at-least="0.503cm"/>
      <style:text-properties fo:background-color="transparen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808080"/>
    </style:style>
    <style:style style:name="T3" style:family="text">
      <style:text-properties fo:color="#808080" style:font-name="Consolas" fo:font-size="10.5pt" fo:font-weight="normal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font-weight="normal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&lt;!</text:span><text:span text:style-name="T4">DOCTYPE</text:span> <text:span text:style-name="T6">html</text:span><text:span text:style-name="T2">&gt;</text:span></text:p>
      <text:p text:style-name="P3"><text:span text:style-name="T2">&lt;</text:span><text:span text:style-name="T4">html</text:span><text:span text:style-name="T2">&gt;</text:span></text:p>
      <text:p text:style-name="P6"/>
      <text:p text:style-name="P3"><text:span text:style-name="T2">&lt;</text:span><text:span text:style-name="T4">head</text:span><text:span text:style-name="T2">&gt;</text:span></text:p>
      <text:p text:style-name="P4">    <text:span text:style-name="T3">&lt;</text:span><text:span text:style-name="T5">title</text:span><text:span text:style-name="T3">&gt;</text:span><text:span text:style-name="T8">CV Noémie Martin</text:span><text:span text:style-name="T3">&lt;/</text:span><text:span text:style-name="T5">title</text:span><text:span text:style-name="T3">&gt;</text:span></text:p>
      <text:p text:style-name="P4">    <text:span text:style-name="T3">&lt;</text:span><text:span text:style-name="T5">meta</text:span><text:span text:style-name="T8"> </text:span><text:span text:style-name="T7">name</text:span><text:span text:style-name="T8">=</text:span><text:span text:style-name="T9">"description"</text:span><text:span text:style-name="T8"> </text:span><text:span text:style-name="T7">content</text:span><text:span text:style-name="T8">=</text:span><text:span text:style-name="T9">"Site pour le CV Noémie Martin"</text:span><text:span text:style-name="T8"> </text:span><text:span text:style-name="T3">/&gt;</text:span></text:p>
      <text:p text:style-name="P6"/>
      <text:p text:style-name="P4">    <text:span text:style-name="T3">&lt;</text:span><text:span text:style-name="T5">meta</text:span><text:span text:style-name="T8"> </text:span><text:span text:style-name="T7">name</text:span><text:span text:style-name="T8">=</text:span><text:span text:style-name="T9">"viewport"</text:span><text:span text:style-name="T8"> </text:span><text:span text:style-name="T7">content</text:span><text:span text:style-name="T8">=</text:span><text:span text:style-name="T9">"width=device-width, initial-scale=1.0"</text:span><text:span text:style-name="T3">&gt;</text:span></text:p>
      <text:p text:style-name="P6"/>
      <text:p text:style-name="P4">    <text:span text:style-name="T3">&lt;</text:span><text:span text:style-name="T5">link</text:span><text:span text:style-name="T8"> </text:span><text:span text:style-name="T7">rel</text:span><text:span text:style-name="T8">=</text:span><text:span text:style-name="T9">"stylesheet"</text:span><text:span text:style-name="T8"> </text:span><text:span text:style-name="T7">href</text:span><text:span text:style-name="T8">=</text:span><text:span text:style-name="T9">"./css/styles.css"</text:span><text:span text:style-name="T3">&gt;</text:span></text:p>
      <text:p text:style-name="P4">    <text:span text:style-name="T3">&lt;</text:span><text:span text:style-name="T5">link</text:span><text:span text:style-name="T8"> </text:span><text:span text:style-name="T7">rel</text:span><text:span text:style-name="T8">=</text:span><text:span text:style-name="T9">"stylesheet"</text:span><text:span text:style-name="T8"> </text:span><text:span text:style-name="T7">href</text:span><text:span text:style-name="T8">=</text:span><text:span text:style-name="T9">"https://pro.fontawesome.com/releases/v5.10.0/css/all.css"</text:span></text:p>
      <text:p text:style-name="P4">        <text:span text:style-name="T7">integrity</text:span><text:span text:style-name="T8">=</text:span><text:span text:style-name="T9">"sha384-AYmEC3Yw5cVb3ZcuHtOA93w35dYTsvhLPVnYs9eStHfGJvOvKxVfELGroGkvsg+p"</text:span><text:span text:style-name="T8"> </text:span><text:span text:style-name="T7">crossorigin</text:span><text:span text:style-name="T8">=</text:span><text:span text:style-name="T9">"anonymous"</text:span><text:span text:style-name="T8"> </text:span><text:span text:style-name="T3">/&gt;</text:span></text:p>
      <text:p text:style-name="P6"/>
      <text:p text:style-name="P3"><text:span text:style-name="T2">&lt;/</text:span><text:span text:style-name="T4">head</text:span><text:span text:style-name="T2">&gt;</text:span></text:p>
      <text:p text:style-name="P6"/>
      <text:p text:style-name="P3"><text:span text:style-name="T2">&lt;</text:span><text:span text:style-name="T4">body</text:span><text:span text:style-name="T2">&gt;</text:span></text:p>
      <text:p text:style-name="P6"/>
      <text:p text:style-name="P4">    <text:span text:style-name="T3">&lt;</text:span><text:span text:style-name="T5">nav</text:span><text:span text:style-name="T8"> </text:span><text:span text:style-name="T7">class</text:span><text:span text:style-name="T8">=</text:span><text:span text:style-name="T9">"blue-box"</text:span><text:span text:style-name="T3">&gt;</text:span></text:p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9">"div-left"</text:span><text:span text:style-name="T3">&gt;</text:span></text:p>
      <text:p text:style-name="P4">            <text:span text:style-name="T3">&lt;</text:span><text:span text:style-name="T5">h2</text:span><text:span text:style-name="T3">&gt;</text:span><text:span text:style-name="T8">Noémie MARTIN</text:span><text:span text:style-name="T3">&lt;/</text:span><text:span text:style-name="T5">h2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6"/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9">"div-left"</text:span><text:span text:style-name="T3">&gt;</text:span></text:p>
      <text:p text:style-name="P4">            <text:span text:style-name="T3">&lt;</text:span><text:span text:style-name="T5">ul</text:span><text:span text:style-name="T3">&gt;</text:span></text:p>
      <text:p text:style-name="P4">    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href</text:span><text:span text:style-name="T8">=</text:span><text:span text:style-name="T9">"#profil"</text:span><text:span text:style-name="T3">&gt;</text:span><text:span text:style-name="T8">Profil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href</text:span><text:span text:style-name="T8">=</text:span><text:span text:style-name="T9">"#experiences"</text:span><text:span text:style-name="T3">&gt;</text:span><text:span text:style-name="T8">Experiences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href</text:span><text:span text:style-name="T8">=</text:span><text:span text:style-name="T9">"#formations"</text:span><text:span text:style-name="T3">&gt;</text:span><text:span text:style-name="T8">Formations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<text:span text:style-name="T3">&lt;/</text:span><text:span text:style-name="T5">ul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4">    <text:span text:style-name="T3">&lt;/</text:span><text:span text:style-name="T5">nav</text:span><text:span text:style-name="T3">&gt;</text:span></text:p>
      <text:p text:style-name="P6"/>
      <text:p text:style-name="P4">    <text:span text:style-name="T3">&lt;</text:span><text:span text:style-name="T5">header</text:span><text:span text:style-name="T3">&gt;</text:span></text:p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9">"centered-box"</text:span><text:span text:style-name="T3">&gt;</text:span></text:p>
      <text:p text:style-name="P4">    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9">"titles-left"</text:span><text:span text:style-name="T3">&gt;</text:span></text:p>
      <text:p text:style-name="P4">                <text:span text:style-name="T3">&lt;</text:span><text:span text:style-name="T5">h1</text:span><text:span text:style-name="T3">&gt;</text:span><text:span text:style-name="T8">Noémie MARTIN</text:span><text:span text:style-name="T3">&lt;/</text:span><text:span text:style-name="T5">h1</text:span><text:span text:style-name="T3">&gt;</text:span></text:p>
      <text:p text:style-name="P4">                <text:span text:style-name="T3">&lt;</text:span><text:span text:style-name="T5">h2</text:span><text:span text:style-name="T3">&gt;</text:span><text:span text:style-name="T8">Développeuse Fullstack</text:span><text:span text:style-name="T3">&lt;/</text:span><text:span text:style-name="T5">h2</text:span><text:span text:style-name="T3">&gt;</text:span></text:p>
      <text:p text:style-name="P4">            <text:span text:style-name="T3">&lt;/</text:span><text:span text:style-name="T5">div</text:span><text:span text:style-name="T3">&gt;</text:span></text:p>
      <text:p text:style-name="P6"/>
      <text:p text:style-name="P4">            <text:span text:style-name="T3">&lt;</text:span><text:span text:style-name="T5">img</text:span><text:span text:style-name="T8"> </text:span><text:span text:style-name="T7">src</text:span><text:span text:style-name="T8">=</text:span><text:span text:style-name="T9">"./img/noemie_martin.png"</text:span><text:span text:style-name="T8"> </text:span><text:span text:style-name="T7">alt</text:span><text:span text:style-name="T8">=</text:span><text:span text:style-name="T9">"Profile Noémie Martin"</text:span><text:span text:style-name="T8"> </text:span><text:span text:style-name="T3">/&gt;</text:span></text:p>
      <text:p text:style-name="P6"/>
      <text:p text:style-name="P4">    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9">"clear-box"</text:span><text:span text:style-name="T3">&gt;&lt;/</text:span><text:span text:style-name="T5">div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4">    <text:span text:style-name="T3">&lt;/</text:span><text:span text:style-name="T5">header</text:span><text:span text:style-name="T3">&gt;</text:span></text:p>
      <text:p text:style-name="P6"/>
      <text:p text:style-name="P4"><text:soft-page-break/>    <text:span text:style-name="T3">&lt;</text:span><text:span text:style-name="T5">section</text:span><text:span text:style-name="T8"> </text:span><text:span text:style-name="T7">id</text:span><text:span text:style-name="T8">=</text:span><text:span text:style-name="T9">"profil"</text:span><text:span text:style-name="T8"> </text:span><text:span text:style-name="T7">class</text:span><text:span text:style-name="T8">=</text:span><text:span text:style-name="T9">"blue-box"</text:span><text:span text:style-name="T3">&gt;</text:span></text:p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9">"centered-box"</text:span><text:span text:style-name="T3">&gt;</text:span></text:p>
      <text:p text:style-name="P4">            <text:span text:style-name="T3">&lt;</text:span><text:span text:style-name="T5">h2</text:span><text:span text:style-name="T3">&gt;</text:span><text:span text:style-name="T8">Présentation</text:span><text:span text:style-name="T3">&lt;/</text:span><text:span text:style-name="T5">h2</text:span><text:span text:style-name="T3">&gt;</text:span></text:p>
      <text:p text:style-name="P6"/>
      <text:p text:style-name="P4">            <text:span text:style-name="T3">&lt;</text:span><text:span text:style-name="T5">ul</text:span><text:span text:style-name="T3">&gt;</text:span></text:p>
      <text:p text:style-name="P4">                <text:span text:style-name="T3">&lt;</text:span><text:span text:style-name="T5">li</text:span><text:span text:style-name="T3">&gt;</text:span><text:span text:style-name="T8">Passionée de nouvelles technologies</text:span><text:span text:style-name="T3">&lt;/</text:span><text:span text:style-name="T5">li</text:span><text:span text:style-name="T3">&gt;</text:span></text:p>
      <text:p text:style-name="P4">                <text:span text:style-name="T3">&lt;</text:span><text:span text:style-name="T5">li</text:span><text:span text:style-name="T3">&gt;</text:span><text:span text:style-name="T8">Autonome, rigoureuse</text:span><text:span text:style-name="T3">&lt;/</text:span><text:span text:style-name="T5">li</text:span><text:span text:style-name="T3">&gt;</text:span></text:p>
      <text:p text:style-name="P4">                <text:span text:style-name="T3">&lt;</text:span><text:span text:style-name="T5">li</text:span><text:span text:style-name="T3">&gt;</text:span><text:span text:style-name="T8">Une bonne journée...</text:span><text:span text:style-name="T3">&lt;/</text:span><text:span text:style-name="T5">li</text:span><text:span text:style-name="T3">&gt;</text:span></text:p>
      <text:p text:style-name="P4">            <text:span text:style-name="T3">&lt;/</text:span><text:span text:style-name="T5">ul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4">    <text:span text:style-name="T3">&lt;/</text:span><text:span text:style-name="T5">section</text:span><text:span text:style-name="T3">&gt;</text:span></text:p>
      <text:p text:style-name="P6"/>
      <text:p text:style-name="P4">    <text:span text:style-name="T3">&lt;</text:span><text:span text:style-name="T5">section</text:span><text:span text:style-name="T8"> </text:span><text:span text:style-name="T7">id</text:span><text:span text:style-name="T8">=</text:span><text:span text:style-name="T9">"experiences"</text:span><text:span text:style-name="T8"> </text:span><text:span text:style-name="T7">class</text:span><text:span text:style-name="T8">=</text:span><text:span text:style-name="T9">"white-box"</text:span><text:span text:style-name="T3">&gt;</text:span></text:p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9">"centered-box"</text:span><text:span text:style-name="T3">&gt;</text:span></text:p>
      <text:p text:style-name="P4">            <text:span text:style-name="T3">&lt;</text:span><text:span text:style-name="T5">h2</text:span><text:span text:style-name="T3">&gt;</text:span><text:span text:style-name="T8">Expériences professionnelles</text:span><text:span text:style-name="T3">&lt;/</text:span><text:span text:style-name="T5">h2</text:span><text:span text:style-name="T3">&gt;</text:span></text:p>
      <text:p text:style-name="P6"/>
      <text:p text:style-name="P4">            <text:span text:style-name="T3">&lt;</text:span><text:span text:style-name="T5">div</text:span><text:span text:style-name="T3">&gt;</text:span></text:p>
      <text:p text:style-name="P4">                <text:span text:style-name="T3">&lt;</text:span><text:span text:style-name="T5">time</text:span><text:span text:style-name="T3">&gt;</text:span><text:span text:style-name="T8">2018</text:span><text:span text:style-name="T3">&lt;/</text:span><text:span text:style-name="T5">time</text:span><text:span text:style-name="T3">&gt;</text:span></text:p>
      <text:p text:style-name="P4">                <text:span text:style-name="T3">&lt;</text:span><text:span text:style-name="T5">h4</text:span><text:span text:style-name="T3">&gt;</text:span><text:span text:style-name="T8">Stagiaire en développement chez TechLabs</text:span><text:span text:style-name="T3">&lt;/</text:span><text:span text:style-name="T5">h4</text:span><text:span text:style-name="T3">&gt;</text:span></text:p>
      <text:p text:style-name="P6"/>
      <text:p text:style-name="P4">                <text:span text:style-name="T3">&lt;</text:span><text:span text:style-name="T5">ul</text:span><text:span text:style-name="T3">&gt;</text:span></text:p>
      <text:p text:style-name="P4">                    <text:span text:style-name="T3">&lt;</text:span><text:span text:style-name="T5">li</text:span><text:span text:style-name="T3">&gt;</text:span><text:span text:style-name="T8">Création du site web</text:span><text:span text:style-name="T3">&lt;/</text:span><text:span text:style-name="T5">li</text:span><text:span text:style-name="T3">&gt;</text:span></text:p>
      <text:p text:style-name="P4">                    <text:span text:style-name="T3">&lt;</text:span><text:span text:style-name="T5">li</text:span><text:span text:style-name="T3">&gt;</text:span><text:span text:style-name="T8">Création de test unitaires pour l'application interne</text:span><text:span text:style-name="T3">&lt;/</text:span><text:span text:style-name="T5">li</text:span><text:span text:style-name="T3">&gt;</text:span></text:p>
      <text:p text:style-name="P4">                <text:span text:style-name="T3">&lt;/</text:span><text:span text:style-name="T5">ul</text:span><text:span text:style-name="T3">&gt;</text:span></text:p>
      <text:p text:style-name="P4">            <text:span text:style-name="T3">&lt;/</text:span><text:span text:style-name="T5">div</text:span><text:span text:style-name="T3">&gt;</text:span></text:p>
      <text:p text:style-name="P6"/>
      <text:p text:style-name="P4">            <text:span text:style-name="T3">&lt;</text:span><text:span text:style-name="T5">div</text:span><text:span text:style-name="T3">&gt;</text:span></text:p>
      <text:p text:style-name="P4">                <text:span text:style-name="T3">&lt;</text:span><text:span text:style-name="T5">time</text:span><text:span text:style-name="T3">&gt;</text:span><text:span text:style-name="T8">2016-2018</text:span><text:span text:style-name="T3">&lt;/</text:span><text:span text:style-name="T5">time</text:span><text:span text:style-name="T3">&gt;</text:span></text:p>
      <text:p text:style-name="P4">                <text:span text:style-name="T3">&lt;</text:span><text:span text:style-name="T5">h4</text:span><text:span text:style-name="T3">&gt;</text:span><text:span text:style-name="T8">Bénévole Konexio</text:span><text:span text:style-name="T3">&lt;/</text:span><text:span text:style-name="T5">h4</text:span><text:span text:style-name="T3">&gt;</text:span></text:p>
      <text:p text:style-name="P6"/>
      <text:p text:style-name="P4">                <text:span text:style-name="T3">&lt;</text:span><text:span text:style-name="T5">ul</text:span><text:span text:style-name="T3">&gt;</text:span></text:p>
      <text:p text:style-name="P4">                    <text:span text:style-name="T3">&lt;</text:span><text:span text:style-name="T5">li</text:span><text:span text:style-name="T3">&gt;</text:span><text:span text:style-name="T8">Organistation des événements</text:span><text:span text:style-name="T3">&lt;/</text:span><text:span text:style-name="T5">li</text:span><text:span text:style-name="T3">&gt;</text:span></text:p>
      <text:p text:style-name="P4">                    <text:span text:style-name="T3">&lt;</text:span><text:span text:style-name="T5">li</text:span><text:span text:style-name="T3">&gt;</text:span><text:span text:style-name="T8">Validation des comptes de l'association</text:span><text:span text:style-name="T3">&lt;/</text:span><text:span text:style-name="T5">li</text:span><text:span text:style-name="T3">&gt;</text:span></text:p>
      <text:p text:style-name="P4">                <text:span text:style-name="T3">&lt;/</text:span><text:span text:style-name="T5">ul</text:span><text:span text:style-name="T3">&gt;</text:span></text:p>
      <text:p text:style-name="P4">            <text:span text:style-name="T3">&lt;/</text:span><text:span text:style-name="T5">div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4">    <text:span text:style-name="T3">&lt;/</text:span><text:span text:style-name="T5">section</text:span><text:span text:style-name="T3">&gt;</text:span></text:p>
      <text:p text:style-name="P6"/>
      <text:p text:style-name="P4">    <text:span text:style-name="T3">&lt;</text:span><text:span text:style-name="T5">section</text:span><text:span text:style-name="T8"> </text:span><text:span text:style-name="T7">id</text:span><text:span text:style-name="T8">=</text:span><text:span text:style-name="T9">"formations"</text:span><text:span text:style-name="T8"> </text:span><text:span text:style-name="T7">class</text:span><text:span text:style-name="T8">=</text:span><text:span text:style-name="T9">"blue-box"</text:span><text:span text:style-name="T3">&gt;</text:span></text:p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9">"centered-box"</text:span><text:span text:style-name="T3">&gt;</text:span></text:p>
      <text:p text:style-name="P4">            <text:span text:style-name="T3">&lt;</text:span><text:span text:style-name="T5">h2</text:span><text:span text:style-name="T3">&gt;</text:span><text:span text:style-name="T8">Formations</text:span><text:span text:style-name="T3">&lt;/</text:span><text:span text:style-name="T5">h2</text:span><text:span text:style-name="T3">&gt;</text:span></text:p>
      <text:p text:style-name="P6"/>
      <text:p text:style-name="P4">            <text:span text:style-name="T3">&lt;</text:span><text:span text:style-name="T5">time</text:span><text:span text:style-name="T3">&gt;</text:span><text:span text:style-name="T8">2015-2018</text:span><text:span text:style-name="T3">&lt;/</text:span><text:span text:style-name="T5">time</text:span><text:span text:style-name="T3">&gt;</text:span></text:p>
      <text:p text:style-name="P4">            <text:span text:style-name="T3">&lt;</text:span><text:span text:style-name="T5">h4</text:span><text:span text:style-name="T3">&gt;</text:span><text:span text:style-name="T8">Licence en médecine à Paris XXI</text:span><text:span text:style-name="T3">&lt;/</text:span><text:span text:style-name="T5">h4</text:span><text:span text:style-name="T3">&gt;</text:span></text:p>
      <text:p text:style-name="P6"/>
      <text:p text:style-name="P4">            <text:span text:style-name="T3">&lt;</text:span><text:span text:style-name="T5">time</text:span><text:span text:style-name="T3">&gt;</text:span><text:span text:style-name="T8">2015</text:span><text:span text:style-name="T3">&lt;/</text:span><text:span text:style-name="T5">time</text:span><text:span text:style-name="T3">&gt;</text:span></text:p>
      <text:p text:style-name="P4">            <text:span text:style-name="T3">&lt;</text:span><text:span text:style-name="T5">h4</text:span><text:span text:style-name="T3">&gt;</text:span><text:span text:style-name="T8">Bac S au lycée Marco Polo</text:span><text:span text:style-name="T3">&lt;/</text:span><text:span text:style-name="T5">h4</text:span><text:span text:style-name="T3">&gt;</text:span></text:p>
      <text:p text:style-name="P4"><text:soft-page-break/>        <text:span text:style-name="T3">&lt;/</text:span><text:span text:style-name="T5">div</text:span><text:span text:style-name="T3">&gt;</text:span></text:p>
      <text:p text:style-name="P6"/>
      <text:p text:style-name="P4">    <text:span text:style-name="T3">&lt;/</text:span><text:span text:style-name="T5">section</text:span><text:span text:style-name="T3">&gt;</text:span></text:p>
      <text:p text:style-name="P6"/>
      <text:p text:style-name="P4">    <text:span text:style-name="T3">&lt;</text:span><text:span text:style-name="T5">section</text:span><text:span text:style-name="T8"> </text:span><text:span text:style-name="T7">id</text:span><text:span text:style-name="T8">=</text:span><text:span text:style-name="T9">"passions"</text:span><text:span text:style-name="T8"> </text:span><text:span text:style-name="T7">class</text:span><text:span text:style-name="T8">=</text:span><text:span text:style-name="T9">"white-box"</text:span><text:span text:style-name="T3">&gt;</text:span></text:p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9">"centered-box"</text:span><text:span text:style-name="T3">&gt;</text:span></text:p>
      <text:p text:style-name="P4">            <text:span text:style-name="T3">&lt;</text:span><text:span text:style-name="T5">h2</text:span><text:span text:style-name="T3">&gt;</text:span><text:span text:style-name="T8">Passions</text:span><text:span text:style-name="T3">&lt;/</text:span><text:span text:style-name="T5">h2</text:span><text:span text:style-name="T3">&gt;</text:span></text:p>
      <text:p text:style-name="P6"/>
      <text:p text:style-name="P4">            <text:span text:style-name="T3">&lt;</text:span><text:span text:style-name="T5">h4</text:span><text:span text:style-name="T3">&gt;</text:span><text:span text:style-name="T8">Saut en parachute, Bali</text:span><text:span text:style-name="T3">&lt;/</text:span><text:span text:style-name="T5">h4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4">    <text:span text:style-name="T3">&lt;/</text:span><text:span text:style-name="T5">section</text:span><text:span text:style-name="T3">&gt;</text:span></text:p>
      <text:p text:style-name="P6"/>
      <text:p text:style-name="P4">    <text:span text:style-name="T3">&lt;</text:span><text:span text:style-name="T5">footer</text:span><text:span text:style-name="T8"> </text:span><text:span text:style-name="T7">class</text:span><text:span text:style-name="T8">=</text:span><text:span text:style-name="T9">"blue-box"</text:span><text:span text:style-name="T3">&gt;</text:span></text:p>
      <text:p text:style-name="P6"/>
      <text:p text:style-name="P4">        <text:span text:style-name="T3">&lt;</text:span><text:span text:style-name="T5">ul</text:span><text:span text:style-name="T8"> </text:span><text:span text:style-name="T7">class</text:span><text:span text:style-name="T8">=</text:span><text:span text:style-name="T9">"ul-left"</text:span><text:span text:style-name="T3">&gt;</text:span></text:p>
      <text:p text:style-name="P4">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target</text:span><text:span text:style-name="T8">=</text:span><text:span text:style-name="T9">"_blank"</text:span><text:span text:style-name="T8"> </text:span><text:span text:style-name="T7">href</text:span><text:span text:style-name="T8">=</text:span><text:span text:style-name="T9">"https://www.konexio.eu/"</text:span><text:span text:style-name="T3">&gt;</text:span><text:span text:style-name="T8">Mon blog tech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target</text:span><text:span text:style-name="T8">=</text:span><text:span text:style-name="T9">"_blank"</text:span><text:span text:style-name="T8"> </text:span><text:span text:style-name="T7">href</text:span><text:span text:style-name="T8">=</text:span><text:span text:style-name="T9">"https://www.konexio.eu/"</text:span><text:span text:style-name="T3">&gt;</text:span><text:span text:style-name="T8">Mon blog voyage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<text:span text:style-name="T3">&lt;/</text:span><text:span text:style-name="T5">ul</text:span><text:span text:style-name="T3">&gt;</text:span></text:p>
      <text:p text:style-name="P6"/>
      <text:p text:style-name="P4">        <text:span text:style-name="T3">&lt;</text:span><text:span text:style-name="T5">ul</text:span><text:span text:style-name="T3">&gt;</text:span></text:p>
      <text:p text:style-name="P4">            <text:span text:style-name="T3">&lt;</text:span><text:span text:style-name="T5">li</text:span><text:span text:style-name="T3">&gt;&lt;</text:span><text:span text:style-name="T5">i</text:span><text:span text:style-name="T8"> </text:span><text:span text:style-name="T7">class</text:span><text:span text:style-name="T8">=</text:span><text:span text:style-name="T9">"fab fa-linkedin"</text:span><text:span text:style-name="T3">&gt;&lt;/</text:span><text:span text:style-name="T5">i</text:span><text:span text:style-name="T3">&gt;&lt;</text:span><text:span text:style-name="T5">a</text:span><text:span text:style-name="T8"> </text:span><text:span text:style-name="T7">target</text:span><text:span text:style-name="T8">=</text:span><text:span text:style-name="T9">"_blank"</text:span><text:span text:style-name="T8"> </text:span><text:span text:style-name="T7">href</text:span><text:span text:style-name="T8">=</text:span><text:span text:style-name="T9">"https://www.konexio.eu/"</text:span><text:span text:style-name="T3">&gt;</text:span><text:span text:style-name="T8">Linkedin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<text:span text:style-name="T3">&lt;</text:span><text:span text:style-name="T5">li</text:span><text:span text:style-name="T3">&gt;&lt;</text:span><text:span text:style-name="T5">i</text:span><text:span text:style-name="T8"> </text:span><text:span text:style-name="T7">class</text:span><text:span text:style-name="T8">=</text:span><text:span text:style-name="T9">"fab fa-twitter"</text:span><text:span text:style-name="T3">&gt;&lt;/</text:span><text:span text:style-name="T5">i</text:span><text:span text:style-name="T3">&gt;&lt;</text:span><text:span text:style-name="T5">a</text:span><text:span text:style-name="T8"> </text:span><text:span text:style-name="T7">target</text:span><text:span text:style-name="T8">=</text:span><text:span text:style-name="T9">"_blank"</text:span><text:span text:style-name="T8"> </text:span><text:span text:style-name="T7">href</text:span><text:span text:style-name="T8">=</text:span><text:span text:style-name="T9">"https://www.konexio.eu/"</text:span><text:span text:style-name="T3">&gt;</text:span><text:span text:style-name="T8">Twitter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<text:span text:style-name="T3">&lt;/</text:span><text:span text:style-name="T5">ul</text:span><text:span text:style-name="T3">&gt;</text:span></text:p>
      <text:p text:style-name="P6"/>
      <text:p text:style-name="P4">    <text:span text:style-name="T3">&lt;/</text:span><text:span text:style-name="T5">footer</text:span><text:span text:style-name="T3">&gt;</text:span></text:p>
      <text:p text:style-name="P6"/>
      <text:p text:style-name="P3"><text:span text:style-name="T2">&lt;/</text:span><text:span text:style-name="T4">body</text:span><text:span text:style-name="T2">&gt;</text:span></text:p>
      <text:p text:style-name="P6"/>
      <text:p text:style-name="P3"><text:span text:style-name="T2">&lt;/</text:span><text:span text:style-name="T4">html</text:span><text:span text:style-name="T2">&gt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V <text:tab/>Using float<text:tab/><text:span text:style-name="MT1">HTML</text:span> et CSS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1:00:17.08</meta:creation-date>
    <dc:date>2021-03-21T14:28:43.42</dc:date>
    <meta:editing-duration>PT24M20S</meta:editing-duration>
    <meta:editing-cycles>4</meta:editing-cycles>
    <meta:generator>OpenOffice/4.1.8$Win32 OpenOffice.org_project/418m3$Build-9803</meta:generator>
    <meta:print-date>2021-03-21T14:26:11.26</meta:print-date>
    <meta:document-statistic meta:table-count="0" meta:image-count="0" meta:object-count="0" meta:page-count="3" meta:paragraph-count="93" meta:word-count="205" meta:character-count="3276"/>
  </office:meta>
</office:document-meta>
</file>